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2.80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407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2.548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2.929cm"/>
    </style:style>
    <style:style style:name="gr5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6.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9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02cm" svg:height="1.143cm" svg:x="1.824cm" svg:y="6.334cm">
          <text:p text:style-name="P1">NUL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302cm" svg:height="1.143cm" svg:x="5.126cm" svg:y="6.334cm">
          <text:p text:style-name="P1">memadd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.035cm" svg:height="0.962cm" svg:x="8.563cm" svg:y="6.388cm">
          <draw:text-box>
            <text:p>...</text:p>
          </draw:text-box>
        </draw:frame>
        <draw:custom-shape draw:style-name="gr3" draw:text-style-name="P2" draw:layer="layout" svg:width="3.048cm" svg:height="1.143cm" svg:x="9.652cm" svg:y="6.334cm">
          <text:p text:style-name="P1">memadd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3.429cm" svg:height="1.143cm" svg:x="12.7cm" svg:y="6.334cm">
          <text:p text:style-name="P1">invalid add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3.348cm" svg:y1="8.465cm" svg:x2="3.348cm" svg:y2="7.449cm">
          <text:p/>
        </draw:line>
        <draw:line draw:style-name="gr5" draw:text-style-name="P4" draw:layer="layout" svg:x1="6.777cm" svg:y1="8.493cm" svg:x2="6.777cm" svg:y2="7.477cm">
          <text:p/>
        </draw:line>
        <draw:frame draw:style-name="gr6" draw:text-style-name="P3" draw:layer="layout" svg:width="7.69cm" svg:height="1.673cm" svg:x="2.332cm" svg:y="8.52cm">
          <draw:text-box>
            <text:p>free(),</text:p>
            <text:p>slot used by next malloc()</text:p>
          </draw:text-box>
        </draw:frame>
        <draw:frame draw:style-name="gr7" draw:text-style-name="P3" draw:layer="layout" svg:width="2.754cm" svg:height="0.962cm" svg:x="5.547cm" svg:y="8.42cm">
          <draw:text-box>
            <text:p>malloc()</text:p>
          </draw:text-box>
        </draw:frame>
        <draw:line draw:style-name="gr5" draw:text-style-name="P4" draw:layer="layout" svg:x1="11.222cm" svg:y1="8.493cm" svg:x2="11.222cm" svg:y2="7.477cm">
          <text:p/>
        </draw:line>
        <draw:frame draw:style-name="gr7" draw:text-style-name="P3" draw:layer="layout" svg:width="2.754cm" svg:height="0.962cm" svg:x="9.992cm" svg:y="8.42cm">
          <draw:text-box>
            <text:p>malloc()</text:p>
          </draw:text-box>
        </draw:frame>
        <draw:line draw:style-name="gr5" draw:text-style-name="P4" draw:layer="layout" svg:x1="14.484cm" svg:y1="8.493cm" svg:x2="14.484cm" svg:y2="7.477cm">
          <text:p/>
        </draw:line>
        <draw:frame draw:style-name="gr8" draw:text-style-name="P3" draw:layer="layout" svg:width="2.966cm" svg:height="0.962cm" svg:x="13.254cm" svg:y="8.42cm">
          <draw:text-box>
            <text:p>free slot</text:p>
          </draw:text-box>
        </draw:frame>
        <draw:custom-shape draw:style-name="gr4" draw:text-style-name="P2" draw:layer="layout" svg:width="3.429cm" svg:height="1.143cm" svg:x="16.075cm" svg:y="6.334cm">
          <text:p text:style-name="P1">invalid add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17.806cm" svg:y1="8.493cm" svg:x2="17.806cm" svg:y2="7.477cm">
          <text:p/>
        </draw:line>
        <draw:frame draw:style-name="gr8" draw:text-style-name="P3" draw:layer="layout" svg:width="2.966cm" svg:height="0.962cm" svg:x="16.576cm" svg:y="8.42cm">
          <draw:text-box>
            <text:p>reserve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9T08:08:39.787588514</meta:creation-date>
    <dc:date>2018-11-09T08:25:53.606509191</dc:date>
    <meta:editing-duration>PT6M48S</meta:editing-duration>
    <meta:editing-cycles>3</meta:editing-cycles>
    <meta:generator>LibreOffice/6.0.5.2$Linux_X86_64 LibreOffice_project/00m0$Build-2</meta:generator>
    <meta:document-statistic meta:object-count="16"/>
  </office:meta>
</office:document-meta>
</file>